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7.06pt"/>
    </style:style>
    <style:style style:name="co5" style:family="table-column">
      <style:table-column-properties fo:break-before="auto" style:column-width="112.76pt"/>
    </style:style>
    <style:style style:name="co6" style:family="table-column">
      <style:table-column-properties fo:break-before="auto" style:column-width="100.69pt"/>
    </style:style>
    <style:style style:name="co7" style:family="table-column">
      <style:table-column-properties fo:break-before="auto" style:column-width="32.71pt"/>
    </style:style>
    <style:style style:name="co8" style:family="table-column">
      <style:table-column-properties fo:break-before="auto" style:column-width="59.19pt"/>
    </style:style>
    <style:style style:name="co9" style:family="table-column">
      <style:table-column-properties fo:break-before="auto" style:column-width="508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555_Ba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Digi-Key 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Part Page</text:p>
          </table:table-cell>
        </table:table-row>
        <table:table-row table:style-name="ro1">
          <table:table-cell office:value-type="string" calcext:value-type="string">
            <text:p>BA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-7</text:p>
          </table:table-cell>
          <table:table-cell office:value-type="string" calcext:value-type="string">
            <text:p>digikey-footprints:Battery_Holder_Coin_2032_BS-7</text:p>
          </table:table-cell>
          <table:table-cell office:value-type="string" calcext:value-type="string">
            <text:p>BS-7</text:p>
          </table:table-cell>
          <table:table-cell office:value-type="string" calcext:value-type="string">
            <text:p>BS-7-ND </text:p>
          </table:table-cell>
          <table:table-cell office:value-type="currency" office:currency="USD" office:value="0.79" calcext:value-type="currency">
            <text:p>$0.79</text:p>
          </table:table-cell>
          <table:table-cell table:formula="of:=[.B2]*[.G2]" office:value-type="currency" office:currency="USD" office:value="0.79" calcext:value-type="currency">
            <text:p>$0.79</text:p>
          </table:table-cell>
          <table:table-cell office:value-type="string" calcext:value-type="string">
            <text:p><text:a xlink:href="https://www.digikey.com/product-detail/en/mpd-memory-protection-devices/BS-7/BS-7-ND/389447" xlink:type="simple">https://www.digikey.com/product-detail/en/mpd-memory-protection-devices/BS-7/BS-7-ND/389447</text:a>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2032</text:p>
          </table:table-cell>
          <table:table-cell office:value-type="string" calcext:value-type="string">
            <text:p>P189-ND </text:p>
          </table:table-cell>
          <table:table-cell office:value-type="currency" office:currency="USD" office:value="0.29" calcext:value-type="currency">
            <text:p>$0.29</text:p>
          </table:table-cell>
          <table:table-cell table:formula="of:=[.B3]*[.G3]" office:value-type="currency" office:currency="USD" office:value="0.29" calcext:value-type="currency">
            <text:p>$0.29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HT:CP_Radial_D5.0mm_P2.00mm</text:p>
          </table:table-cell>
          <table:table-cell office:value-type="string" calcext:value-type="string">
            <text:p>ECA-1HM100</text:p>
          </table:table-cell>
          <table:table-cell office:value-type="string" calcext:value-type="string">
            <text:p>P5178-ND 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[.B4]*[.G4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s://www.digikey.com/product-detail/en/panasonic-electronic-components/ECA-1HM100/P5178-ND/245037" xlink:type="simple">https://www.digikey.com/product-detail/en/panasonic-electronic-components/ECA-1HM100/P5178-ND/245037</text:a>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THT:CP_Radial_D6.3mm_P2.50mm</text:p>
          </table:table-cell>
          <table:table-cell office:value-type="string" calcext:value-type="string">
            <text:p>35ZLH100MEFC6.3X11</text:p>
          </table:table-cell>
          <table:table-cell office:value-type="string" calcext:value-type="string">
            <text:p>1189-1300-ND 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B5]*[.G5]" office:value-type="currency" office:currency="USD" office:value="0.31" calcext:value-type="currency">
            <text:p>$0.31</text:p>
          </table:table-cell>
          <table:table-cell office:value-type="string" calcext:value-type="string">
            <text:p><text:a xlink:href="https://www.digikey.com/product-detail/en/rubycon/35ZLH100MEFC6.3X11/1189-1300-ND/3134256" xlink:type="simple">https://www.digikey.com/product-detail/en/rubycon/35ZLH100MEFC6.3X11/1189-1300-ND/3134256</text:a>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MT7403A-UR-A</text:p>
          </table:table-cell>
          <table:table-cell office:value-type="string" calcext:value-type="string">
            <text:p>1125-1181-ND 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B6]*[.G6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digikey.com/product-detail/en/marktech-optoelectronics/MT7403A-UR-A/1125-1181-ND/4214630" xlink:type="simple">https://www.digikey.com/product-detail/en/marktech-optoelectronics/MT7403A-UR-A/1125-1181-ND/4214630</text:a>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digikey-footprints:TO-92-3</text:p>
          </table:table-cell>
          <table:table-cell office:value-type="string" calcext:value-type="string">
            <text:p>2N3904BU</text:p>
          </table:table-cell>
          <table:table-cell office:value-type="string" calcext:value-type="string">
            <text:p>2N3904FS-ND 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B7]*[.G7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digikey.com/product-detail/en/on-semiconductor/2N3904BU/2N3904FS-ND/1413" xlink:type="simple">https://www.digikey.com/product-detail/en/on-semiconductor/2N3904BU/2N3904FS-ND/1413</text:a></text:p>
          </table:table-cell>
        </table:table-row>
        <table:table-row table:style-name="ro1">
          <table:table-cell office:value-type="string" calcext:value-type="string">
            <text:p>R1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22K0</text:p>
          </table:table-cell>
          <table:table-cell office:value-type="string" calcext:value-type="string">
            <text:p>CF14JT22K0CT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8]*[.G8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digikey.com/product-detail/en/stackpole-electronics-inc/CF14JT22K0/CF14JT22K0CT-ND/1830383" xlink:type="simple">https://www.digikey.com/product-detail/en/stackpole-electronics-inc/CF14JT22K0/CF14JT22K0CT-ND/1830383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330K</text:p>
          </table:table-cell>
          <table:table-cell office:value-type="string" calcext:value-type="string">
            <text:p>CF14JT330KCT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9]*[.G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-detail/en/stackpole-electronics-inc/CF14JT330K/CF14JT330KCT-ND/1830411" xlink:type="simple">https://www.digikey.com/product-detail/en/stackpole-electronics-inc/CF14JT330K/CF14JT330KCT-ND/1830411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CF14JT100KCT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0]*[.G1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-detail/en/stackpole-electronics-inc/CF14JT100K/CF14JT100KCT-ND/1830399" xlink:type="simple">https://www.digikey.com/product-detail/en/stackpole-electronics-inc/CF14JT100K/CF14JT100KCT-ND/1830399</text:a>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CF14JT10K0CT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1]*[.G1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100R</text:p>
          </table:table-cell>
          <table:table-cell office:value-type="string" calcext:value-type="string">
            <text:p>CF14JT100RCT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2]*[.G1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digikey.com/product-detail/en/stackpole-electronics-inc/CF14JT100R/CF14JT100RCT-ND/1830327" xlink:type="simple">https://www.digikey.com/product-detail/en/stackpole-electronics-inc/CF14JT100R/CF14JT100RCT-ND/1830327</text:a></text:p>
          </table:table-cell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1218</text:p>
          </table:table-cell>
          <table:table-cell office:value-type="string" calcext:value-type="string">
            <text:p>digikey-footprints:Switch_Slide_11.6x4mm_EG1218</text:p>
          </table:table-cell>
          <table:table-cell office:value-type="string" calcext:value-type="string">
            <text:p>EG1218</text:p>
          </table:table-cell>
          <table:table-cell office:value-type="string" calcext:value-type="string">
            <text:p>EG1903-ND</text:p>
          </table:table-cell>
          <table:table-cell office:value-type="currency" office:currency="USD" office:value="0.58" calcext:value-type="currency">
            <text:p>$0.58</text:p>
          </table:table-cell>
          <table:table-cell table:formula="of:=[.B13]*[.G13]" office:value-type="currency" office:currency="USD" office:value="0.58" calcext:value-type="currency">
            <text:p>$0.58</text:p>
          </table:table-cell>
          <table:table-cell office:value-type="string" calcext:value-type="string">
            <text:p><text:a xlink:href="https://www.digikey.com/product-detail/en/e-switch/EG1218/EG1903-ND/101726" xlink:type="simple">https://www.digikey.com/product-detail/en/e-switch/EG1218/EG1903-ND/101726</text:a>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555_Badge:ICM7555-PDIP</text:p>
          </table:table-cell>
          <table:table-cell office:value-type="string" calcext:value-type="string">
            <text:p>ICM7555IPAZ</text:p>
          </table:table-cell>
          <table:table-cell office:value-type="string" calcext:value-type="string">
            <text:p>ICM7555IPAZ-ND </text:p>
          </table:table-cell>
          <table:table-cell office:value-type="currency" office:currency="USD" office:value="0.83" calcext:value-type="currency">
            <text:p>$0.83</text:p>
          </table:table-cell>
          <table:table-cell table:formula="of:=[.B14]*[.G14]" office:value-type="currency" office:currency="USD" office:value="0.83" calcext:value-type="currency">
            <text:p>$0.83</text:p>
          </table:table-cell>
          <table:table-cell office:value-type="string" calcext:value-type="string">
            <text:p><text:a xlink:href="https://www.digikey.com/product-detail/en/intersil/ICM7555IPAZ/ICM7555IPAZ-ND/821488" xlink:type="simple">https://www.digikey.com/product-detail/en/intersil/ICM7555IPAZ/ICM7555IPAZ-ND/82148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1:26:03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1:30:19.196000000</dc:date>
    <meta:editing-duration>PT19M18S</meta:editing-duration>
    <meta:editing-cycles>3</meta:editing-cycles>
    <meta:generator>LibreOffice/6.0.1.1$Windows_X86_64 LibreOffice_project/60bfb1526849283ce2491346ed2aa51c465abfe6</meta:generator>
    <meta:document-statistic meta:table-count="1" meta:cell-count="124" meta:object-count="0"/>
  </office:meta>
</office:document-meta>
</file>